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10pt" officeooo:rsid="0014248c" officeooo:paragraph-rsid="0014248c" style:font-size-asian="10pt" style:font-size-complex="10pt"/>
    </style:style>
    <style:style style:name="P3" style:family="paragraph" style:parent-style-name="Standard">
      <style:text-properties officeooo:rsid="0014248c" officeooo:paragraph-rsid="0014248c"/>
    </style:style>
    <style:style style:name="P4" style:family="paragraph" style:parent-style-name="Standard" style:master-page-name="First_20_Page">
      <style:paragraph-properties style:page-number="auto"/>
      <style:text-properties fo:font-size="16pt" fo:font-weight="bold" officeooo:rsid="0014248c" officeooo:paragraph-rsid="0014248c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4248c" officeooo:paragraph-rsid="0014248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14248c" officeooo:paragraph-rsid="0014248c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248c" officeooo:paragraph-rsid="001424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4248c" officeooo:paragraph-rsid="0014248c" style:font-size-asian="10.5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start" style:justify-single-word="false" style:page-number="1" fo:break-before="page"/>
      <style:text-properties fo:font-size="12pt" fo:font-weight="bold" officeooo:rsid="0014248c" officeooo:paragraph-rsid="0014248c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paragraph-rsid="0014248c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paragraph-rsid="0014248c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paragraph-rsid="0014248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4248c" style:font-weight-asian="bold" style:font-weight-complex="bold"/>
    </style:style>
    <style:style style:name="P14" style:family="paragraph" style:parent-style-name="Standard" style:list-style-name="List_20_1">
      <style:paragraph-properties fo:text-align="start" style:justify-single-word="false"/>
      <style:text-properties fo:font-weight="bold" officeooo:paragraph-rsid="0014248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248c" officeooo:paragraph-rsid="0014248c" style:font-weight-asian="normal" style:font-weight-complex="normal"/>
    </style:style>
    <style:style style:name="T1" style:family="text">
      <style:text-properties fo:font-size="12pt" fo:font-weight="normal" officeooo:rsid="0014248c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4248c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SE MARIA FERNÁNDEZ MOLINA</text:p>
      <text:p text:style-name="P5">ACCESO A DATOS</text:p>
      <text:p text:style-name="P5">1º DE D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EMA 1: PRÁCTICA 6</text:p>
      <text:p text:style-name="P6"/>
      <text:p text:style-name="P7"/>
      <text:p text:style-name="P9">Utiliza el archivo XML con información sobre juego de tronos. Realiza un programa en Java que cargue los datos y los muestre por pantalla, incluido el nombre del elemento principal (GOT). Intenta sacar los datos por pantalla con cierta jerarquía, similar a esto:</text:p>
      <text:p text:style-name="P8">Intenta hacer la lectura del archivo utilizando los métodos:</text:p>
      <text:p text:style-name="P8"/>
      <text:list text:style-name="L1">
        <text:list-item>
          <text:p text:style-name="P10"><text:span text:style-name="T3">getElementsbyTagName(). Al ser muy extenso sólo será necesario sacar de cada carácter: id, name y titles. (2 puntos)</text:span></text:p>
        </text:list-item>
      </text:list>
      <text:list text:style-name="L2">
        <text:list-item>
          <text:p text:style-name="P11"><text:span text:style-name="T3">getChildNodes() de forma iterativa hasta el nivel que necesites para sacar todo el documento, y sin getElementsbyTagName. (2 puntos)</text:span></text:p>
        </text:list-item>
      </text:list>
      <text:list text:style-name="L3">
        <text:list-item>
          <text:p text:style-name="P12"><text:span text:style-name="T3">getChildNodes() de forma recursiva y sin getElementsbyTagName, lo que no permitiría leer un documento XML sin conocer su estructura. (2 puntos)</text:span></text:p>
        </text:list-item>
      </text:list>
      <text:p text:style-name="P8"/>
      <text:p text:style-name="P8">En la siguiente parte del código, añade a cada personaje el interprete</text:p>
      <text:p text:style-name="P13"><text:span text:style-name="T3">en la serie con la etiqueta &lt;playedBy&gt;. (2 puntos obligatorio)</text:span></text:p>
      <text:p text:style-name="P13"><text:span text:style-name="T3"/></text:p>
      <text:p text:style-name="P13"><text:span text:style-name="T3">Los interpretes son:</text:span></text:p>
      <text:list text:style-name="List_20_1">
        <text:list-item>
          <text:p text:style-name="P14"><text:span text:style-name="T3">Arya Stark: Alfie Allen</text:span></text:p>
        </text:list-item>
        <text:list-item>
          <text:p text:style-name="P14"><text:span text:style-name="T3">Brandon Stark: Isaac Hempstead-Wright</text:span></text:p>
        </text:list-item>
        <text:list-item>
          <text:p text:style-name="P14"><text:span text:style-name="T3">Rickon Stark: Art Parkinson</text:span></text:p>
        </text:list-item>
        <text:list-item>
          <text:p text:style-name="P14"><text:span text:style-name="T3">Robb Stark: Richard Madden</text:span></text:p>
        </text:list-item>
        <text:list-item>
          <text:p text:style-name="P14"><text:span text:style-name="T3">Sansa Stark: Sophie Turner</text:span></text:p>
        </text:list-item>
      </text:list>
      <text:p text:style-name="P13"><text:span text:style-name="T3"/></text:p>
      <text:p text:style-name="P15"><text:span text:style-name="T2">Para poder visualizar mejor el código se deja en un repositorio en GitHub:</text:span></text:p>
      <text:p text:style-name="P15"><text:a xlink:type="simple" xlink:href="https://github.com/X3M4/acceso_a_datos_p1-5/blob/main/practica_6/src/main/java/tema1/p6/Main.java" text:style-name="Internet_20_link" text:visited-style-name="Visited_20_Internet_20_Link"><text:span text:style-name="T2">https://github.com/X3M4/acceso_a_datos_p1-5/blob/main/practica_6/src/main/java/tema1/p6/Main.java</text:span></text:a></text:p>
      <text:p text:style-name="P1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4248c" officeooo:paragraph-rsid="0014248c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CESO A DATOS<text:tab/><text:tab/>PRÁCTICA 6</text:p>
      </style:header>
      <style:footer>
        <text:p text:style-name="MP2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1:11:26.768338454</meta:creation-date>
    <dc:date>2023-10-06T21:59:23.075408533</dc:date>
    <meta:editing-duration>PT47M57S</meta:editing-duration>
    <meta:editing-cycles>1</meta:editing-cycles>
    <meta:document-statistic meta:table-count="0" meta:image-count="0" meta:object-count="0" meta:page-count="3" meta:paragraph-count="22" meta:word-count="199" meta:character-count="1280" meta:non-whitespace-character-count="1111"/>
    <meta:generator>LibreOffice/7.4.7.2$Linux_X86_64 LibreOffice_project/40$Build-2</meta:generator>
  </office:meta>
</office:document-meta>
</file>